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D30000014F050F554D.png" manifest:media-type="image/png"/>
  <manifest:file-entry manifest:full-path="Pictures/1000000000000154000000C320971887.jpg" manifest:media-type="image/jpeg"/>
  <manifest:file-entry manifest:full-path="Pictures/20000001000099CA00006CBAB0248A9D.svg" manifest:media-type="image/svg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Liberation Mono" svg:font-family="'Liberation Mono'" style:font-family-generic="modern" style:font-pitch="fixed"/>
    <style:font-face style:name="WenQuanYi Zen Hei Mono" svg:font-family="'WenQuanYi Zen Hei Mono'" style:font-family-generic="modern" style:font-pitch="fixed"/>
    <style:font-face style:name="Asap" svg:font-family="Asap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3.6139in" table:align="left"/>
    </style:style>
    <style:style style:name="Table2.A" style:family="table-column">
      <style:table-column-properties style:column-width="0.3264in"/>
    </style:style>
    <style:style style:name="Table2.B" style:family="table-column">
      <style:table-column-properties style:column-width="1.6667in"/>
    </style:style>
    <style:style style:name="Table2.C" style:family="table-column">
      <style:table-column-properties style:column-width="0.3257in"/>
    </style:style>
    <style:style style:name="Table2.D" style:family="table-column">
      <style:table-column-properties style:column-width="1.295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Asap"/>
    </style:style>
    <style:style style:name="P2" style:family="paragraph" style:parent-style-name="Footer">
      <style:text-properties style:font-name="Asap" fo:font-size="10pt" style:font-size-asian="10pt" style:font-size-complex="10pt"/>
    </style:style>
    <style:style style:name="P3" style:family="paragraph" style:parent-style-name="Table_20_Contents">
      <style:text-properties style:font-name="Asap"/>
    </style:style>
    <style:style style:name="P4" style:family="paragraph" style:parent-style-name="Preformatted_20_Text">
      <style:paragraph-properties fo:margin-top="0in" fo:margin-bottom="0.1965in"/>
      <style:text-properties style:font-name="Asap"/>
    </style:style>
    <style:style style:name="T1" style:family="text">
      <style:text-properties style:font-name="Asap"/>
    </style:style>
    <style:style style:name="T2" style:family="text">
      <style:text-properties style:font-name="Asap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font-size="10pt" style:font-size-asian="8.75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2">Lista de Acceso al Aula/Taller de la Asociación de Mecatrónica</text:span></text:h>
      <text:p text:style-name="P1">Los alumnos interesados son: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reformatted_20_Text"><text:a xlink:type="simple" xlink:href="https://git.mecatronicauncu.org/cgit/listaAcceso-Mecatrónica/tree/listaAcceso#n1"><text:span text:style-name="T1">1</text:span></text:a></text:p>
            <text:p text:style-name="Preformatted_20_Text"><text:bookmark text:name="n211"/><text:a xlink:type="simple" xlink:href="https://git.mecatronicauncu.org/cgit/listaAcceso-Mecatrónica/tree/listaAcceso#n2"><text:span text:style-name="T1">2</text:span></text:a></text:p>
            <text:p text:style-name="Preformatted_20_Text"><text:bookmark text:name="n35"/><text:a xlink:type="simple" xlink:href="https://git.mecatronicauncu.org/cgit/listaAcceso-Mecatrónica/tree/listaAcceso#n3"><text:span text:style-name="T1">3</text:span></text:a></text:p>
            <text:p text:style-name="Preformatted_20_Text"><text:bookmark text:name="n42"/><text:a xlink:type="simple" xlink:href="https://git.mecatronicauncu.org/cgit/listaAcceso-Mecatrónica/tree/listaAcceso#n4"><text:span text:style-name="T1">4</text:span></text:a></text:p>
            <text:p text:style-name="Preformatted_20_Text"><text:bookmark text:name="n52"/><text:a xlink:type="simple" xlink:href="https://git.mecatronicauncu.org/cgit/listaAcceso-Mecatrónica/tree/listaAcceso#n5"><text:span text:style-name="T1">5</text:span></text:a></text:p>
            <text:p text:style-name="Preformatted_20_Text"><text:bookmark text:name="n62"/><text:a xlink:type="simple" xlink:href="https://git.mecatronicauncu.org/cgit/listaAcceso-Mecatrónica/tree/listaAcceso#n6"><text:span text:style-name="T1">6</text:span></text:a></text:p>
            <text:p text:style-name="Preformatted_20_Text"><text:bookmark text:name="n72"/><text:span text:style-name="T1">º</text:span><text:a xlink:type="simple" xlink:href="https://git.mecatronicauncu.org/cgit/listaAcceso-Mecatrónica/tree/listaAcceso#n7"><text:span text:style-name="T1">7</text:span></text:a></text:p>
            <text:p text:style-name="Preformatted_20_Text"><text:bookmark text:name="n82"/><text:a xlink:type="simple" xlink:href="https://git.mecatronicauncu.org/cgit/listaAcceso-Mecatrónica/tree/listaAcceso#n8"><text:span text:style-name="T1">8</text:span></text:a></text:p>
            <text:p text:style-name="Preformatted_20_Text"><text:bookmark text:name="n92"/><text:a xlink:type="simple" xlink:href="https://git.mecatronicauncu.org/cgit/listaAcceso-Mecatrónica/tree/listaAcceso#n9"><text:span text:style-name="T1">9</text:span></text:a></text:p>
            <text:p text:style-name="Preformatted_20_Text"><text:bookmark text:name="n102"/><text:a xlink:type="simple" xlink:href="https://git.mecatronicauncu.org/cgit/listaAcceso-Mecatrónica/tree/listaAcceso#n10"><text:span text:style-name="T1">10</text:span></text:a></text:p>
            <text:p text:style-name="Preformatted_20_Text"><text:bookmark text:name="n112"/><text:a xlink:type="simple" xlink:href="https://git.mecatronicauncu.org/cgit/listaAcceso-Mecatrónica/tree/listaAcceso#n11"><text:span text:style-name="T1">11</text:span></text:a></text:p>
            <text:p text:style-name="Preformatted_20_Text"><text:bookmark text:name="n122"/><text:a xlink:type="simple" xlink:href="https://git.mecatronicauncu.org/cgit/listaAcceso-Mecatrónica/tree/listaAcceso#n12"><text:span text:style-name="T1">12</text:span></text:a></text:p>
            <text:p text:style-name="Preformatted_20_Text"><text:bookmark text:name="n132"/><text:a xlink:type="simple" xlink:href="https://git.mecatronicauncu.org/cgit/listaAcceso-Mecatrónica/tree/listaAcceso#n13"><text:span text:style-name="T1">13</text:span></text:a></text:p>
            <text:p text:style-name="Preformatted_20_Text"><text:bookmark text:name="n142"/><text:a xlink:type="simple" xlink:href="https://git.mecatronicauncu.org/cgit/listaAcceso-Mecatrónica/tree/listaAcceso#n14"><text:span text:style-name="T1">14</text:span></text:a></text:p>
            <text:p text:style-name="Preformatted_20_Text"><text:bookmark text:name="n152"/><text:a xlink:type="simple" xlink:href="https://git.mecatronicauncu.org/cgit/listaAcceso-Mecatrónica/tree/listaAcceso#n15"><text:span text:style-name="T1">15</text:span></text:a></text:p>
            <text:p text:style-name="Preformatted_20_Text"><text:bookmark text:name="n162"/><text:a xlink:type="simple" xlink:href="https://git.mecatronicauncu.org/cgit/listaAcceso-Mecatrónica/tree/listaAcceso#n16"><text:span text:style-name="T1">16</text:span></text:a></text:p>
            <text:p text:style-name="Preformatted_20_Text"><text:bookmark text:name="n172"/><text:a xlink:type="simple" xlink:href="https://git.mecatronicauncu.org/cgit/listaAcceso-Mecatrónica/tree/listaAcceso#n17"><text:span text:style-name="T1">17</text:span></text:a></text:p>
            <text:p text:style-name="Preformatted_20_Text"><text:bookmark text:name="n182"/><text:a xlink:type="simple" xlink:href="https://git.mecatronicauncu.org/cgit/listaAcceso-Mecatrónica/tree/listaAcceso#n18"><text:span text:style-name="T1">18</text:span></text:a></text:p>
            <text:p text:style-name="Preformatted_20_Text"><text:bookmark text:name="n192"/><text:a xlink:type="simple" xlink:href="https://git.mecatronicauncu.org/cgit/listaAcceso-Mecatrónica/tree/listaAcceso#n19"><text:span text:style-name="T1">19</text:span></text:a></text:p>
            <text:p text:style-name="Preformatted_20_Text"><text:bookmark text:name="n202"/><text:a xlink:type="simple" xlink:href="https://git.mecatronicauncu.org/cgit/listaAcceso-Mecatrónica/tree/listaAcceso#n20"><text:span text:style-name="T1">20</text:span></text:a></text:p>
            <text:p text:style-name="Preformatted_20_Text"><text:bookmark text:name="n212"/><text:a xlink:type="simple" xlink:href="https://git.mecatronicauncu.org/cgit/listaAcceso-Mecatrónica/tree/listaAcceso#n21"><text:span text:style-name="T1">21</text:span></text:a></text:p>
            <text:p text:style-name="Preformatted_20_Text"><text:bookmark text:name="n222"/><text:a xlink:type="simple" xlink:href="https://git.mecatronicauncu.org/cgit/listaAcceso-Mecatrónica/tree/listaAcceso#n22"><text:span text:style-name="T1">22</text:span></text:a></text:p>
            <text:p text:style-name="Preformatted_20_Text"><text:bookmark text:name="n232"/><text:a xlink:type="simple" xlink:href="https://git.mecatronicauncu.org/cgit/listaAcceso-Mecatrónica/tree/listaAcceso#n23"><text:span text:style-name="T1">23</text:span></text:a></text:p>
            <text:p text:style-name="Preformatted_20_Text"><text:bookmark text:name="n242"/><text:a xlink:type="simple" xlink:href="https://git.mecatronicauncu.org/cgit/listaAcceso-Mecatrónica/tree/listaAcceso#n24"><text:span text:style-name="T1">24</text:span></text:a></text:p>
            <text:p text:style-name="Preformatted_20_Text"><text:bookmark text:name="n252"/><text:a xlink:type="simple" xlink:href="https://git.mecatronicauncu.org/cgit/listaAcceso-Mecatrónica/tree/listaAcceso#n25"><text:span text:style-name="T1">25</text:span></text:a></text:p>
            <text:p text:style-name="Preformatted_20_Text"><text:bookmark text:name="n262"/><text:a xlink:type="simple" xlink:href="https://git.mecatronicauncu.org/cgit/listaAcceso-Mecatrónica/tree/listaAcceso#n26"><text:span text:style-name="T1">26</text:span></text:a></text:p>
            <text:p text:style-name="Preformatted_20_Text"><text:bookmark text:name="n272"/><text:a xlink:type="simple" xlink:href="https://git.mecatronicauncu.org/cgit/listaAcceso-Mecatrónica/tree/listaAcceso#n27"><text:span text:style-name="T1">27</text:span></text:a></text:p>
            <text:p text:style-name="Preformatted_20_Text"><text:bookmark text:name="n282"/><text:a xlink:type="simple" xlink:href="https://git.mecatronicauncu.org/cgit/listaAcceso-Mecatrónica/tree/listaAcceso#n28"><text:span text:style-name="T1">28</text:span></text:a></text:p>
            <text:p text:style-name="Preformatted_20_Text"><text:bookmark text:name="n292"/><text:a xlink:type="simple" xlink:href="https://git.mecatronicauncu.org/cgit/listaAcceso-Mecatrónica/tree/listaAcceso#n29"><text:span text:style-name="T1">29</text:span></text:a></text:p>
            <text:p text:style-name="Preformatted_20_Text"><text:bookmark text:name="n302"/><text:a xlink:type="simple" xlink:href="https://git.mecatronicauncu.org/cgit/listaAcceso-Mecatrónica/tree/listaAcceso#n30"><text:span text:style-name="T1">30</text:span></text:a></text:p>
            <text:p text:style-name="Preformatted_20_Text"><text:a xlink:type="simple" xlink:href="https://git.mecatronicauncu.org/cgit/listaAcceso-Mecatrónica/tree/listaAcceso#n33"><text:span text:style-name="T1"/></text:a></text:p>
          </table:table-cell>
          <table:table-cell table:style-name="Table2.A1" office:value-type="string">
            <text:p text:style-name="Preformatted_20_Text"><text:span text:style-name="Source_20_Text"><text:span text:style-name="T1">Maximiliano Badaloni</text:span></text:span></text:p>
            <text:p text:style-name="Preformatted_20_Text"><text:span text:style-name="Source_20_Text"><text:span text:style-name="T1">Alvaro Alonso</text:span></text:span></text:p>
            <text:p text:style-name="Preformatted_20_Text"><text:span text:style-name="Source_20_Text"><text:span text:style-name="T1">Fernando Cladera</text:span></text:span></text:p>
            <text:p text:style-name="Preformatted_20_Text"><text:span text:style-name="Source_20_Text"><text:span text:style-name="T1">Mauricio Cáceres</text:span></text:span></text:p>
            <text:p text:style-name="Preformatted_20_Text"><text:span text:style-name="Source_20_Text"><text:span text:style-name="T1">Adrian Aligia</text:span></text:span></text:p>
            <text:p text:style-name="Preformatted_20_Text"><text:span text:style-name="Source_20_Text"><text:span text:style-name="T1">Florencia Battocchia</text:span></text:span></text:p>
            <text:p text:style-name="Preformatted_20_Text"><text:span text:style-name="Source_20_Text"><text:span text:style-name="T1">Federico Sesto</text:span></text:span></text:p>
            <text:p text:style-name="Preformatted_20_Text"><text:span text:style-name="Source_20_Text"><text:span text:style-name="T1">Nahuel Jose</text:span></text:span></text:p>
            <text:p text:style-name="Preformatted_20_Text"><text:span text:style-name="Source_20_Text"><text:span text:style-name="T1">Eugenio Borovets</text:span></text:span></text:p>
            <text:p text:style-name="Preformatted_20_Text"><text:span text:style-name="Source_20_Text"><text:span text:style-name="T1">Mariano Liñan</text:span></text:span></text:p>
            <text:p text:style-name="Preformatted_20_Text"><text:span text:style-name="Source_20_Text"><text:span text:style-name="T1">Franco Manucha</text:span></text:span></text:p>
            <text:p text:style-name="Preformatted_20_Text"><text:span text:style-name="Source_20_Text"><text:span text:style-name="T1">Pablo Ortega</text:span></text:span></text:p>
            <text:p text:style-name="Preformatted_20_Text"><text:span text:style-name="Source_20_Text"><text:span text:style-name="T1">Facundo Martín</text:span></text:span></text:p>
            <text:p text:style-name="Preformatted_20_Text"><text:span text:style-name="Source_20_Text"><text:span text:style-name="T1">Alfredo Iglesias</text:span></text:span></text:p>
            <text:p text:style-name="Preformatted_20_Text"><text:span text:style-name="Source_20_Text"><text:span text:style-name="T1">Bruno Correa</text:span></text:span></text:p>
            <text:p text:style-name="Preformatted_20_Text"><text:span text:style-name="Source_20_Text"><text:span text:style-name="T1">Alejandro Correa</text:span></text:span></text:p>
            <text:p text:style-name="Preformatted_20_Text"><text:span text:style-name="Source_20_Text"><text:span text:style-name="T1">Diego Alvarado</text:span></text:span></text:p>
            <text:p text:style-name="Preformatted_20_Text"><text:span text:style-name="Source_20_Text"><text:span text:style-name="T1">Gianfranco Zeballos</text:span></text:span></text:p>
            <text:p text:style-name="Preformatted_20_Text"><text:span text:style-name="Source_20_Text"><text:span text:style-name="T1">Martín Cruz</text:span></text:span></text:p>
            <text:p text:style-name="Preformatted_20_Text"><text:span text:style-name="Source_20_Text"><text:span text:style-name="T1">Lucas Ferrari</text:span></text:span></text:p>
            <text:p text:style-name="Preformatted_20_Text"><text:span text:style-name="Source_20_Text"><text:span text:style-name="T1">Armando Cabrerizo</text:span></text:span></text:p>
            <text:p text:style-name="Preformatted_20_Text"><text:span text:style-name="Source_20_Text"><text:span text:style-name="T1">Martín Silva</text:span></text:span></text:p>
            <text:p text:style-name="Preformatted_20_Text"><text:span text:style-name="Source_20_Text"><text:span text:style-name="T1">Dario Garcia</text:span></text:span></text:p>
            <text:p text:style-name="Preformatted_20_Text"><text:span text:style-name="Source_20_Text"><text:span text:style-name="T1">Sebastian Rodriguez</text:span></text:span></text:p>
            <text:p text:style-name="Preformatted_20_Text"><text:span text:style-name="Source_20_Text"><text:span text:style-name="T1">Agustín Meschini</text:span></text:span></text:p>
            <text:p text:style-name="Preformatted_20_Text"><text:span text:style-name="Source_20_Text"><text:span text:style-name="T1">Emmanuel Jordán</text:span></text:span></text:p>
            <text:p text:style-name="Preformatted_20_Text"><text:span text:style-name="Source_20_Text"><text:span text:style-name="T1">Marilen Ortiz</text:span></text:span></text:p>
            <text:p text:style-name="Preformatted_20_Text"><text:span text:style-name="Source_20_Text"><text:span text:style-name="T1">Maximiliano Garcia</text:span></text:span></text:p>
            <text:p text:style-name="Preformatted_20_Text"><text:span text:style-name="Source_20_Text"><text:span text:style-name="T1">Verónica Vallejos</text:span></text:span></text:p>
            <text:p text:style-name="Preformatted_20_Text"><text:span text:style-name="Source_20_Text"><text:span text:style-name="T1">Araceli Arteaga</text:span></text:span></text:p>
            <text:p text:style-name="Preformatted_20_Text"><text:span text:style-name="Source_20_Text"><text:span text:style-name="T1"/></text:span></text:p>
          </table:table-cell>
          <table:table-cell table:style-name="Table2.A1" office:value-type="string">
            <text:p text:style-name="Preformatted_20_Text"><text:a xlink:type="simple" xlink:href="https://git.mecatronicauncu.org/cgit/listaAcceso-Mecatrónica/tree/listaAcceso#n31"><text:span text:style-name="T1">31</text:span></text:a></text:p>
            <text:p text:style-name="Preformatted_20_Text"><text:bookmark text:name="n3221"/><text:a xlink:type="simple" xlink:href="https://git.mecatronicauncu.org/cgit/listaAcceso-Mecatrónica/tree/listaAcceso#n32"><text:span text:style-name="T1">32</text:span></text:a></text:p>
            <text:p text:style-name="P4"><text:a xlink:type="simple" xlink:href="https://git.mecatronicauncu.org/cgit/listaAcceso-Mecatrónica/tree/listaAcceso#n33">33</text:a></text:p>
          </table:table-cell>
          <table:table-cell table:style-name="Table2.D1" office:value-type="string">
            <text:p text:style-name="Preformatted_20_Text"><text:span text:style-name="Source_20_Text"><text:span text:style-name="T1">Gino Copparoni</text:span></text:span></text:p>
            <text:p text:style-name="Preformatted_20_Text"><text:span text:style-name="Source_20_Text"><text:span text:style-name="T1">Gonzalo Clavero</text:span></text:span></text:p>
            <text:p text:style-name="P4"><text:span text:style-name="Source_20_Text"><text:span text:style-name="T1">Franco Arturo</text:span>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Liberation Mono" svg:font-family="'Liberation Mono'" style:font-family-generic="modern" style:font-pitch="fixed"/>
    <style:font-face style:name="WenQuanYi Zen Hei Mono" svg:font-family="'WenQuanYi Zen Hei Mono'" style:font-family-generic="modern" style:font-pitch="fixed"/>
    <style:font-face style:name="Asap" svg:font-family="Asap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fo:line-height="150%"/>
      <style:text-properties style:font-name="Droid Sans Mono" fo:font-size="10pt" style:font-name-asian="WenQuanYi Zen Hei Mono" style:font-size-asian="10pt" style:font-weight-asian="normal" style:font-name-complex="FreeSerif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roid Sans Mono" style:font-name-asian="WenQuanYi Zen Hei Mono" style:font-name-complex="FreeSeri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Asap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3.5709in" svg:y="-0.4634in" svg:width="1.698in" svg:height="0.9736in" draw:z-index="0"><draw:image xlink:href="Pictures/1000000000000154000000C320971887.jpg" xlink:type="simple" xlink:show="embed" xlink:actuate="onLoad"/></draw:frame><draw:frame draw:style-name="Mfr1" draw:name="graphics2" text:anchor-type="paragraph" svg:x="5.452in" svg:y="-0.4909in" svg:width="1.2953in" svg:height="0.9in" draw:z-index="1"><draw:image xlink:href="Pictures/10000000000001D30000014F050F554D.png" xlink:type="simple" xlink:show="embed" xlink:actuate="onLoad"/></draw:frame><draw:frame draw:style-name="Mfr1" draw:name="graphics3" text:anchor-type="paragraph" svg:x="-0.128in" svg:y="-0.5335in" svg:width="1.7126in" svg:height="1.211in" draw:z-index="2"><draw:image xlink:href="Pictures/20000001000099CA00006CBAB0248A9D.svg" xlink:type="simple" xlink:show="embed" xlink:actuate="onLoad"/></draw:frame> <text:s text:c="80"/><text:tab/><text:tab/> <text:s text:c="3"/>|<text:tab/></text:p>
      </style:header>
      <style:footer>
        <text:p text:style-name="MP1"><text:date style:data-style-name="N37" text:date-value="2014-05-14T14:58:46" text:fixed="true">05/14/14</text:date><text:tab/><text:page-number text:select-page="current">1</text:page-number>/<text:page-count>1</text:page-count><text:tab/><text:subject>Lista de Acceso Mayo 2014</text:subjec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cio </meta:initial-creator>
    <meta:creation-date>2014-05-14T14:57:04</meta:creation-date>
    <dc:date>2014-05-16T11:05:52</dc:date>
    <dc:creator>mauricio </dc:creator>
    <meta:editing-duration>PT6M3S</meta:editing-duration>
    <meta:editing-cycles>5</meta:editing-cycles>
    <meta:generator>LibreOffice/3.5$Linux_X86_64 LibreOffice_project/350m1$Build-2</meta:generator>
    <dc:subject>Lista de Acceso Mayo 2014</dc:subject>
    <dc:title>AMM</dc:title>
    <meta:document-statistic meta:table-count="1" meta:image-count="3" meta:object-count="0" meta:page-count="1" meta:paragraph-count="70" meta:word-count="121" meta:character-count="764" meta:non-whitespace-character-count="625"/>
  </office:meta>
</office:document-meta>
</file>